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402cm"/>
    </style:style>
    <style:style style:name="Table3.G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5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0" style:family="table-cell">
      <style:table-cell-properties style:vertical-align="middle" fo:padding="0.051cm" fo:border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E21" style:family="table-cell">
      <style:table-cell-properties style:vertical-align="middle" fo:padding="0.051cm" fo:border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071bca" style:font-name-asian="Noto Sans CJK SC Regular" style:font-size-asian="14pt" style:font-weight-asian="bold" style:font-name-complex="FreeSans1" style:font-size-complex="14pt" style:font-weight-complex="bold"/>
    </style:style>
    <style:style style:name="P8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4" style:family="paragraph" style:parent-style-name="Table_20_Contents">
      <style:paragraph-properties fo:text-align="justify" style:justify-single-word="false"/>
      <style:text-properties officeooo:rsid="0277f717" officeooo:paragraph-rsid="02ffd667"/>
    </style:style>
    <style:style style:name="P15" style:family="paragraph" style:parent-style-name="Table_20_Contents">
      <style:paragraph-properties fo:text-align="center" style:justify-single-word="false"/>
      <style:text-properties officeooo:rsid="0277f717" officeooo:paragraph-rsid="02f1dd3d"/>
    </style:style>
    <style:style style:name="P16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7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18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277f717" officeooo:paragraph-rsid="027bedb0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277f717" officeooo:paragraph-rsid="02ea2195" style:font-weight-asian="normal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fo:font-weight="normal" officeooo:rsid="0277f717" officeooo:paragraph-rsid="027bedb0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officeooo:rsid="02ea2195" officeooo:paragraph-rsid="02ea2195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ecfb36" officeooo:paragraph-rsid="02ecfb36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3077a69" officeooo:paragraph-rsid="03077a6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26" style:family="paragraph" style:parent-style-name="Table_20_Contents">
      <style:paragraph-properties fo:text-align="center" style:justify-single-word="false"/>
      <style:text-properties officeooo:rsid="02f637d6" officeooo:paragraph-rsid="02f76bf1"/>
    </style:style>
    <style:style style:name="P27" style:family="paragraph" style:parent-style-name="Table_20_Contents">
      <style:paragraph-properties fo:text-align="center" style:justify-single-word="false"/>
      <style:text-properties officeooo:rsid="02f82f0d" officeooo:paragraph-rsid="02f82f0d"/>
    </style:style>
    <style:style style:name="P28" style:family="paragraph" style:parent-style-name="Table_20_Contents">
      <style:paragraph-properties fo:text-align="center" style:justify-single-word="false"/>
      <style:text-properties officeooo:rsid="026ec750" officeooo:paragraph-rsid="02f2bf04"/>
    </style:style>
    <style:style style:name="P29" style:family="paragraph" style:parent-style-name="Table_20_Contents">
      <style:paragraph-properties fo:text-align="center" style:justify-single-word="false"/>
      <style:text-properties officeooo:rsid="03077a69" officeooo:paragraph-rsid="03077a69"/>
    </style:style>
    <style:style style:name="P30" style:family="paragraph" style:parent-style-name="Table_20_Contents">
      <style:paragraph-properties fo:text-align="center" style:justify-single-word="false"/>
      <style:text-properties officeooo:rsid="03094708" officeooo:paragraph-rsid="03094708"/>
    </style:style>
    <style:style style:name="P31" style:family="paragraph" style:parent-style-name="Table_20_Contents">
      <style:paragraph-properties fo:text-align="center" style:justify-single-word="false"/>
      <style:text-properties officeooo:rsid="0309eb2a" officeooo:paragraph-rsid="0309eb2a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4" style:family="paragraph" style:parent-style-name="Standard">
      <style:paragraph-properties fo:text-align="center" style:justify-single-word="false"/>
      <style:text-properties officeooo:rsid="02ea260b" officeooo:paragraph-rsid="02ea260b"/>
    </style:style>
    <style:style style:name="P35" style:family="paragraph" style:parent-style-name="Standard">
      <style:paragraph-properties fo:text-align="center" style:justify-single-word="false"/>
      <style:text-properties officeooo:rsid="02f1dd3d" officeooo:paragraph-rsid="02f1dd3d"/>
    </style:style>
    <style:style style:name="P36" style:family="paragraph" style:parent-style-name="Standard">
      <style:paragraph-properties fo:text-align="center" style:justify-single-word="false"/>
      <style:text-properties officeooo:rsid="02f2bf04" officeooo:paragraph-rsid="02f2bf04"/>
    </style:style>
    <style:style style:name="P37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38" style:family="paragraph" style:parent-style-name="Standard">
      <style:paragraph-properties fo:text-align="center" style:justify-single-word="false"/>
      <style:text-properties officeooo:rsid="02f82f0d" officeooo:paragraph-rsid="02f82f0d"/>
    </style:style>
    <style:style style:name="P39" style:family="paragraph" style:parent-style-name="Standard">
      <style:paragraph-properties fo:text-align="center" style:justify-single-word="false"/>
      <style:text-properties officeooo:rsid="02f82f0d" officeooo:paragraph-rsid="02ffd667"/>
    </style:style>
    <style:style style:name="P40" style:family="paragraph" style:parent-style-name="Standard">
      <style:paragraph-properties fo:text-align="center" style:justify-single-word="false"/>
      <style:text-properties officeooo:rsid="02ffd667" officeooo:paragraph-rsid="02ffd667"/>
    </style:style>
    <style:style style:name="P41" style:family="paragraph" style:parent-style-name="Standard">
      <style:paragraph-properties fo:text-align="center" style:justify-single-word="false"/>
      <style:text-properties officeooo:rsid="03077a69" officeooo:paragraph-rsid="03077a69"/>
    </style:style>
    <style:style style:name="P42" style:family="paragraph" style:parent-style-name="Standard">
      <style:paragraph-properties fo:text-align="center" style:justify-single-word="false"/>
      <style:text-properties officeooo:rsid="03084085" officeooo:paragraph-rsid="03084085"/>
    </style:style>
    <style:style style:name="P43" style:family="paragraph" style:parent-style-name="Standard">
      <style:paragraph-properties fo:text-align="center" style:justify-single-word="false"/>
      <style:text-properties officeooo:rsid="03094708" officeooo:paragraph-rsid="03094708"/>
    </style:style>
    <style:style style:name="P44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language="en" fo:country="US" officeooo:rsid="030c5f26" officeooo:paragraph-rsid="030c5f26"/>
    </style:style>
    <style:style style:name="P46" style:family="paragraph" style:parent-style-name="Standard">
      <style:paragraph-properties fo:text-align="center" style:justify-single-word="false"/>
      <style:text-properties fo:language="en" fo:country="US" officeooo:rsid="030dd2ae" officeooo:paragraph-rsid="030dd2ae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30c5f26" officeooo:paragraph-rsid="030c5f26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30dd2ae" officeooo:paragraph-rsid="030dd2ae"/>
    </style:style>
    <style:style style:name="P4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style:font-name="Arial1" fo:font-size="10pt" style:text-underline-style="none" officeooo:rsid="022a544a" style:font-size-asian="10pt" style:font-size-complex="10pt"/>
    </style:style>
    <style:style style:name="T2" style:family="text">
      <style:text-properties style:font-name="Arial1" fo:font-size="10pt" style:text-underline-style="none" officeooo:rsid="001b2f40" style:font-size-asian="10pt" style:font-size-complex="10pt"/>
    </style:style>
    <style:style style:name="T3" style:family="text">
      <style:text-properties style:font-name="Arial1" fo:font-size="10pt" style:text-underline-style="none" officeooo:rsid="00337d03" style:font-size-asian="10pt" style:font-size-complex="10pt"/>
    </style:style>
    <style:style style:name="T4" style:family="text">
      <style:text-properties style:font-name="Arial1" fo:font-size="10pt" style:text-underline-style="none" officeooo:rsid="02f0a2c1" style:font-size-asian="10pt" style:font-size-complex="10pt"/>
    </style:style>
    <style:style style:name="T5" style:family="text">
      <style:text-properties style:font-name="Arial1" fo:font-size="10pt" style:text-underline-style="none" officeooo:rsid="0269cb7a" style:font-size-asian="10pt" style:font-size-complex="10pt"/>
    </style:style>
    <style:style style:name="T6" style:family="text">
      <style:text-properties style:font-name="Arial1" fo:font-size="10pt" style:text-underline-style="none" officeooo:rsid="02e5f899" style:font-size-asian="10pt" style:font-size-complex="10pt"/>
    </style:style>
    <style:style style:name="T7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8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9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0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1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2" style:family="text">
      <style:text-properties style:use-window-font-color="true" loext:opacity="0%" style:font-name="Arial" fo:font-size="14pt" fo:font-weight="bold" officeooo:rsid="02f0a2c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officeooo:rsid="02a38e1a"/>
    </style:style>
    <style:style style:name="T14" style:family="text">
      <style:text-properties officeooo:rsid="02ea2195"/>
    </style:style>
    <style:style style:name="T15" style:family="text">
      <style:text-properties officeooo:rsid="02f1dd3d"/>
    </style:style>
    <style:style style:name="T16" style:family="text">
      <style:text-properties officeooo:rsid="0277f717"/>
    </style:style>
    <style:style style:name="T17" style:family="text">
      <style:text-properties officeooo:rsid="0351a1b5"/>
    </style:style>
    <style:style style:name="T18" style:family="text">
      <style:text-properties officeooo:rsid="0353cbb5"/>
    </style:style>
    <style:style style:name="T19" style:family="text">
      <style:text-properties officeooo:rsid="035a8885"/>
    </style:style>
    <style:style style:name="T20" style:family="text">
      <style:text-properties officeooo:rsid="02fa03a4"/>
    </style:style>
    <style:style style:name="T21" style:family="text">
      <style:text-properties officeooo:rsid="02ff73dd"/>
    </style:style>
    <style:style style:name="T22" style:family="text">
      <style:text-properties officeooo:rsid="03077a69"/>
    </style:style>
    <style:style style:name="T23" style:family="text">
      <style:text-properties officeooo:rsid="0309eb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 text:is-list-header="true"><text:span text:style-name="T9">ACTIVIDADES UD</text:span><text:span text:style-name="T12">5</text:span><text:span text:style-name="T11"> - </text:span><text:span text:style-name="T10">SERVIDOR</text:span></text:h>
      <text:p text:style-name="P7">NOMBRE Y APELLIDOS: <text:span text:style-name="T23">Miguel Pozo Pérez</text:span></text:p>
      <text:p text:style-name="P6">Completa las columnas HECHO, CALIFICACIÓN, IE y TOTAL, de la siguiente tabla de calificaciones.</text:p>
      <text:p text:style-name="P8"><text:span text:style-name="T8">T</text:span><text:span text:style-name="T7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0">CE</text:p>
          </table:table-cell>
          <table:table-cell table:style-name="Table3.A1" office:value-type="string">
            <text:p text:style-name="P11">ACT<text:span text:style-name="T14">.</text:span></text:p>
          </table:table-cell>
          <table:table-cell table:style-name="Table3.A1" table:number-columns-spanned="2" office:value-type="string">
            <text:p text:style-name="P12">TAREA</text:p>
          </table:table-cell>
          <table:covered-table-cell/>
          <table:table-cell table:style-name="Table3.A1" office:value-type="string">
            <text:p text:style-name="P12">HECHO</text:p>
          </table:table-cell>
          <table:table-cell table:style-name="Table3.A1" office:value-type="string">
            <text:p text:style-name="P10">CALIFICACIÓN</text:p>
          </table:table-cell>
          <table:table-cell table:style-name="Table3.A1" table:number-columns-spanned="2" office:value-type="string">
            <text:p text:style-name="P10">IE</text:p>
          </table:table-cell>
          <table:covered-table-cell/>
          <table:table-cell table:style-name="Table3.I1" office:value-type="string">
            <text:p text:style-name="P10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20">RA<text:span text:style-name="T15">6.</text:span><text:span text:style-name="T20">g</text:span></text:p>
          </table:table-cell>
          <table:table-cell table:style-name="Table3.A2" table:number-rows-spanned="2" office:value-type="string">
            <text:p text:style-name="P20">UD<text:span text:style-name="T15">5</text:span>.1</text:p>
          </table:table-cell>
          <table:table-cell table:style-name="Table3.A2" table:number-rows-spanned="2" office:value-type="string">
            <text:p text:style-name="P22">a</text:p>
          </table:table-cell>
          <table:table-cell table:style-name="Table3.A2" table:number-rows-spanned="2" office:value-type="string">
            <text:p text:style-name="P23">10p</text:p>
          </table:table-cell>
          <table:table-cell table:style-name="Table3.A2" table:number-rows-spanned="2" office:value-type="string">
            <text:p text:style-name="P24">x</text:p>
          </table:table-cell>
          <table:table-cell table:style-name="Table3.A2" table:number-rows-spanned="2" office:value-type="string">
            <text:p text:style-name="P24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19"/>
          </table:table-cell>
          <table:table-cell table:style-name="Table3.I2" table:number-rows-spanned="2" office:value-type="string">
            <text:p text:style-name="P19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office:value-type="string">
            <text:p text:style-name="P13">I6 - 10%</text:p>
          </table:table-cell>
          <table:table-cell table:style-name="Table3.H5" office:value-type="string">
            <text:p text:style-name="P10"/>
          </table:table-cell>
          <table:covered-table-cell/>
        </table:table-row>
        <table:table-row table:style-name="Table3.4">
          <table:table-cell table:style-name="Table3.A2" table:number-rows-spanned="2" office:value-type="string">
            <text:p text:style-name="P15">RA<text:span text:style-name="T15">6</text:span>.<text:span text:style-name="T15">b</text:span></text:p>
          </table:table-cell>
          <table:table-cell table:style-name="Table3.A2" table:number-rows-spanned="2" office:value-type="string">
            <text:p text:style-name="P15">UD<text:span text:style-name="T15">5</text:span>.<text:span text:style-name="T13">2</text:span></text:p>
          </table:table-cell>
          <table:table-cell table:style-name="Table3.A2" office:value-type="string">
            <text:p text:style-name="P35"><text:s/><text:span text:style-name="T22">a</text:span></text:p>
          </table:table-cell>
          <table:table-cell table:style-name="Table3.A2" office:value-type="string">
            <text:p text:style-name="P24">5p</text:p>
          </table:table-cell>
          <table:table-cell table:style-name="Table3.A2" office:value-type="string">
            <text:p text:style-name="P41">x</text:p>
          </table:table-cell>
          <table:table-cell table:style-name="Table3.A2" table:number-rows-spanned="2" office:value-type="string">
            <text:p text:style-name="P41">10</text:p>
          </table:table-cell>
          <table:table-cell table:style-name="Table3.A2" office:value-type="string">
            <text:p text:style-name="P19">I3 - 90%</text:p>
          </table:table-cell>
          <table:table-cell table:style-name="Table3.A2" office:value-type="string">
            <text:p text:style-name="P10"/>
          </table:table-cell>
          <table:table-cell table:style-name="Table3.I2" table:number-rows-spanned="2" office:value-type="string">
            <text:p text:style-name="P32"/>
          </table:table-cell>
        </table:table-row>
        <table:table-row table:style-name="Table3.4">
          <table:covered-table-cell/>
          <table:covered-table-cell/>
          <table:table-cell table:style-name="Table3.A2" office:value-type="string">
            <text:p text:style-name="P41">b</text:p>
          </table:table-cell>
          <table:table-cell table:style-name="Table3.A2" office:value-type="string">
            <text:p text:style-name="P41">5p</text:p>
          </table:table-cell>
          <table:table-cell table:style-name="Table3.A2" office:value-type="string">
            <text:p text:style-name="P41">x</text:p>
          </table:table-cell>
          <table:covered-table-cell/>
          <table:table-cell table:style-name="Table3.G5" office:value-type="string">
            <text:p text:style-name="P13">I6 - 10%</text:p>
          </table:table-cell>
          <table:table-cell table:style-name="Table3.H5" office:value-type="string">
            <text:p text:style-name="P10"/>
          </table:table-cell>
          <table:covered-table-cell/>
        </table:table-row>
        <table:table-row table:style-name="Table3.2">
          <table:table-cell table:style-name="Table3.A17" table:number-rows-spanned="7" office:value-type="string">
            <text:p text:style-name="P16">RA<text:span text:style-name="T15">6</text:span>.<text:span text:style-name="T15">c</text:span></text:p>
          </table:table-cell>
          <table:table-cell table:style-name="Table3.B12" table:number-rows-spanned="7" office:value-type="string">
            <text:p text:style-name="P16">UD<text:span text:style-name="T15">5</text:span>.<text:span text:style-name="T13">3</text:span></text:p>
          </table:table-cell>
          <table:table-cell table:style-name="Table3.C6" office:value-type="string">
            <text:p text:style-name="P17">a</text:p>
          </table:table-cell>
          <table:table-cell table:style-name="Table3.D6" office:value-type="string">
            <text:p text:style-name="P25">1p</text:p>
          </table:table-cell>
          <table:table-cell table:style-name="Table3.E6" office:value-type="string">
            <text:p text:style-name="P29">x</text:p>
          </table:table-cell>
          <table:table-cell table:style-name="Table3.F12" table:number-rows-spanned="7" office:value-type="string">
            <text:p text:style-name="P48">10</text:p>
          </table:table-cell>
          <table:table-cell table:style-name="Table3.G6" office:value-type="string">
            <text:p text:style-name="P13">I3 - 90%</text:p>
          </table:table-cell>
          <table:table-cell table:style-name="Table3.H19" office:value-type="string">
            <text:p text:style-name="P13"/>
          </table:table-cell>
          <table:table-cell table:style-name="Table3.I12" table:number-rows-spanned="7" office:value-type="string">
            <text:p text:style-name="P9"/>
          </table:table-cell>
        </table:table-row>
        <table:table-row table:style-name="Table3.2">
          <table:covered-table-cell/>
          <table:covered-table-cell/>
          <table:table-cell table:style-name="Table3.C7" office:value-type="string">
            <text:p text:style-name="P33">b</text:p>
          </table:table-cell>
          <table:table-cell table:style-name="Table3.D7" office:value-type="string">
            <text:p text:style-name="P37">0.5p</text:p>
          </table:table-cell>
          <table:table-cell table:style-name="Table3.E7" office:value-type="string">
            <text:p text:style-name="P41">x</text:p>
          </table:table-cell>
          <table:covered-table-cell/>
          <table:table-cell table:style-name="Table3.G12" table:number-rows-spanned="6" office:value-type="string">
            <text:p text:style-name="P13">I6 - 10%</text:p>
          </table:table-cell>
          <table:table-cell table:style-name="Table3.H19" table:number-rows-spanned="6" office:value-type="string">
            <text:p text:style-name="P13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8" office:value-type="string">
            <text:p text:style-name="P33">c</text:p>
          </table:table-cell>
          <table:table-cell table:style-name="Table3.D8" office:value-type="string">
            <text:p text:style-name="P25">1p</text:p>
          </table:table-cell>
          <table:table-cell table:style-name="Table3.E8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9" office:value-type="string">
            <text:p text:style-name="P33">d</text:p>
          </table:table-cell>
          <table:table-cell table:style-name="Table3.D9" office:value-type="string">
            <text:p text:style-name="P25">1<text:span text:style-name="T21">.5</text:span>p</text:p>
          </table:table-cell>
          <table:table-cell table:style-name="Table3.E9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0" office:value-type="string">
            <text:p text:style-name="P33">e</text:p>
          </table:table-cell>
          <table:table-cell table:style-name="Table3.D10" office:value-type="string">
            <text:p text:style-name="P37"><text:span text:style-name="T21">2</text:span>p</text:p>
          </table:table-cell>
          <table:table-cell table:style-name="Table3.E10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1" office:value-type="string">
            <text:p text:style-name="P33">f</text:p>
          </table:table-cell>
          <table:table-cell table:style-name="Table3.D11" office:value-type="string">
            <text:p text:style-name="P37"><text:span text:style-name="T21">2</text:span>p</text:p>
          </table:table-cell>
          <table:table-cell table:style-name="Table3.E11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2" office:value-type="string">
            <text:p text:style-name="P36">g</text:p>
          </table:table-cell>
          <table:table-cell table:style-name="Table3.D12" office:value-type="string">
            <text:p text:style-name="P37"><text:span text:style-name="T21">2</text:span>p</text:p>
          </table:table-cell>
          <table:table-cell table:style-name="Table3.E12" office:value-type="string">
            <text:p text:style-name="P46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7" table:number-rows-spanned="5" office:value-type="string">
            <text:p text:style-name="P16">RA<text:span text:style-name="T15">6</text:span>.<text:span text:style-name="T15">d</text:span></text:p>
          </table:table-cell>
          <table:table-cell table:style-name="Table3.B17" table:number-rows-spanned="5" office:value-type="string">
            <text:p text:style-name="P16">UD<text:span text:style-name="T15">5</text:span>.<text:span text:style-name="T13">4</text:span></text:p>
          </table:table-cell>
          <table:table-cell table:style-name="Table3.C13" office:value-type="string">
            <text:p text:style-name="P17">a</text:p>
          </table:table-cell>
          <table:table-cell table:style-name="Table3.D13" office:value-type="string">
            <text:p text:style-name="P26">1p</text:p>
          </table:table-cell>
          <table:table-cell table:style-name="Table3.E13" office:value-type="string">
            <text:p text:style-name="P29">x</text:p>
          </table:table-cell>
          <table:table-cell table:style-name="Table3.F17" table:number-rows-spanned="5" office:value-type="string">
            <text:p text:style-name="P47">10</text:p>
          </table:table-cell>
          <table:table-cell table:style-name="Table3.G13" office:value-type="string">
            <text:p text:style-name="P13">I3 - 90%</text:p>
          </table:table-cell>
          <table:table-cell table:style-name="Table3.H19" office:value-type="string">
            <text:p text:style-name="P13"/>
          </table:table-cell>
          <table:table-cell table:style-name="Table3.I17" table:number-rows-spanned="5" office:value-type="string">
            <text:p text:style-name="P9"/>
          </table:table-cell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b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4" office:value-type="string">
            <text:p text:style-name="P41">x</text:p>
          </table:table-cell>
          <table:covered-table-cell/>
          <table:table-cell table:style-name="Table3.G17" table:number-rows-spanned="4" office:value-type="string">
            <text:p text:style-name="P13">I6 - 10%</text:p>
          </table:table-cell>
          <table:table-cell table:style-name="Table3.H19" table:number-rows-spanned="4" office:value-type="string">
            <text:p text:style-name="P13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c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5" office:value-type="string">
            <text:p text:style-name="P41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6" office:value-type="string">
            <text:p text:style-name="P33">d</text:p>
          </table:table-cell>
          <table:table-cell table:style-name="Table3.D16" office:value-type="string">
            <text:p text:style-name="P26"><text:span text:style-name="T22">2</text:span>p</text:p>
          </table:table-cell>
          <table:table-cell table:style-name="Table3.E16" office:value-type="string">
            <text:p text:style-name="P45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17" office:value-type="string">
            <text:p text:style-name="P33">e</text:p>
          </table:table-cell>
          <table:table-cell table:style-name="Table3.D17" office:value-type="string">
            <text:p text:style-name="P26"><text:span text:style-name="T22">3</text:span>p</text:p>
          </table:table-cell>
          <table:table-cell table:style-name="Table3.E17" office:value-type="string">
            <text:p text:style-name="P42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19" table:number-rows-spanned="2" office:value-type="string">
            <text:p text:style-name="P16">RA<text:span text:style-name="T15">6</text:span>.<text:span text:style-name="T15">e</text:span></text:p>
          </table:table-cell>
          <table:table-cell table:style-name="Table3.B19" table:number-rows-spanned="2" office:value-type="string">
            <text:p text:style-name="P16">UD<text:span text:style-name="T15">5</text:span>.<text:span text:style-name="T13">5</text:span></text:p>
          </table:table-cell>
          <table:table-cell table:style-name="Table3.C18" office:value-type="string">
            <text:p text:style-name="P18">a</text:p>
          </table:table-cell>
          <table:table-cell table:style-name="Table3.D18" office:value-type="string">
            <text:p text:style-name="P27">5p</text:p>
          </table:table-cell>
          <table:table-cell table:style-name="Table3.E18" office:value-type="string">
            <text:p text:style-name="P30">x</text:p>
          </table:table-cell>
          <table:table-cell table:style-name="Table3.F19" table:number-rows-spanned="2" office:value-type="string">
            <text:p text:style-name="P31">5</text:p>
          </table:table-cell>
          <table:table-cell table:style-name="Table3.G18" office:value-type="string">
            <text:p text:style-name="P13">I3 - 90%</text:p>
          </table:table-cell>
          <table:table-cell table:style-name="Table3.H18" office:value-type="string">
            <text:p text:style-name="P13"/>
          </table:table-cell>
          <table:table-cell table:style-name="Table3.I19" table:number-rows-spanned="2" office:value-type="string">
            <text:p text:style-name="P9"/>
          </table:table-cell>
        </table:table-row>
        <table:table-row table:style-name="Table3.2">
          <table:covered-table-cell/>
          <table:covered-table-cell/>
          <table:table-cell table:style-name="Table3.C19" office:value-type="string">
            <text:p text:style-name="P34">c</text:p>
          </table:table-cell>
          <table:table-cell table:style-name="Table3.D19" office:value-type="string">
            <text:p text:style-name="P38">5p</text:p>
          </table:table-cell>
          <table:table-cell table:style-name="Table3.E19" office:value-type="string">
            <text:p text:style-name="P32"/>
          </table:table-cell>
          <table:covered-table-cell/>
          <table:table-cell table:style-name="Table3.G19" office:value-type="string">
            <text:p text:style-name="Standard"/>
          </table:table-cell>
          <table:table-cell table:style-name="Table3.H19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3" table:number-rows-spanned="4" office:value-type="string">
            <text:p text:style-name="P28"><text:span text:style-name="T16">RA</text:span><text:span text:style-name="T17">6</text:span><text:span text:style-name="T18">.</text:span><text:span text:style-name="T19">f</text:span></text:p>
          </table:table-cell>
          <table:table-cell table:style-name="Table3.B23" table:number-rows-spanned="4" office:value-type="string">
            <text:p text:style-name="P16">UD<text:span text:style-name="T15">5</text:span>.<text:span text:style-name="T15">6</text:span></text:p>
          </table:table-cell>
          <table:table-cell table:style-name="Table3.C20" office:value-type="string">
            <text:p text:style-name="P18">a</text:p>
          </table:table-cell>
          <table:table-cell table:style-name="Table3.D20" office:value-type="string">
            <text:p text:style-name="P27">2p</text:p>
          </table:table-cell>
          <table:table-cell table:style-name="Table3.E20" office:value-type="string">
            <text:p text:style-name="P30">x</text:p>
          </table:table-cell>
          <table:table-cell table:style-name="Table3.F23" table:number-rows-spanned="4" office:value-type="string">
            <text:p text:style-name="P30">6</text:p>
          </table:table-cell>
          <table:table-cell table:style-name="Table3.G23" table:number-rows-spanned="2" office:value-type="string">
            <text:p text:style-name="P13">I3 - 90%</text:p>
          </table:table-cell>
          <table:table-cell table:style-name="Table3.H23" table:number-rows-spanned="2" office:value-type="string">
            <text:p text:style-name="P13"/>
          </table:table-cell>
          <table:table-cell table:style-name="Table3.I23" table:number-rows-spanned="4" office:value-type="string">
            <text:p text:style-name="P9"/>
          </table:table-cell>
        </table:table-row>
        <table:table-row table:style-name="Table3.2">
          <table:covered-table-cell/>
          <table:covered-table-cell/>
          <table:table-cell table:style-name="Table3.C21" office:value-type="string">
            <text:p text:style-name="P34">b</text:p>
          </table:table-cell>
          <table:table-cell table:style-name="Table3.D21" office:value-type="string">
            <text:p text:style-name="P38">4p</text:p>
          </table:table-cell>
          <table:table-cell table:style-name="Table3.E21" office:value-type="string">
            <text:p text:style-name="P4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C22" office:value-type="string">
            <text:p text:style-name="P36">c</text:p>
          </table:table-cell>
          <table:table-cell table:style-name="Table3.D22" office:value-type="string">
            <text:p text:style-name="P38">2p</text:p>
          </table:table-cell>
          <table:table-cell table:style-name="Table3.E22" office:value-type="string">
            <text:p text:style-name="P32"/>
          </table:table-cell>
          <table:covered-table-cell/>
          <table:table-cell table:style-name="Table3.G23" table:number-rows-spanned="2" office:value-type="string">
            <text:p text:style-name="P14">I6 - 10%</text:p>
          </table:table-cell>
          <table:table-cell table:style-name="Table3.H23" table:number-rows-spanned="2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C23" office:value-type="string">
            <text:p text:style-name="P40">d</text:p>
          </table:table-cell>
          <table:table-cell table:style-name="Table3.D23" office:value-type="string">
            <text:p text:style-name="P39">2p</text:p>
          </table:table-cell>
          <table:table-cell table:style-name="Table3.E23" office:value-type="string">
            <text:p text:style-name="P32"/>
          </table:table-cell>
          <table:covered-table-cell/>
          <table:covered-table-cell/>
          <table:covered-table-cell/>
          <table:covered-table-cell/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3053e5a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style:font-name="Arial1" fo:font-size="10pt" style:text-underline-style="none" officeooo:rsid="022a544a" style:font-size-asian="10pt" style:font-size-complex="10pt"/>
    </style:style>
    <style:style style:name="MT2" style:family="text">
      <style:text-properties style:font-name="Arial1" fo:font-size="10pt" style:text-underline-style="none" officeooo:rsid="001b2f40" style:font-size-asian="10pt" style:font-size-complex="10pt"/>
    </style:style>
    <style:style style:name="MT3" style:family="text">
      <style:text-properties style:font-name="Arial1" fo:font-size="10pt" style:text-underline-style="none" officeooo:rsid="00337d03" style:font-size-asian="10pt" style:font-size-complex="10pt"/>
    </style:style>
    <style:style style:name="MT4" style:family="text">
      <style:text-properties style:font-name="Arial1" fo:font-size="10pt" style:text-underline-style="none" officeooo:rsid="02f0a2c1" style:font-size-asian="10pt" style:font-size-complex="10pt"/>
    </style:style>
    <style:style style:name="MT5" style:family="text">
      <style:text-properties style:font-name="Arial1" fo:font-size="10pt" style:text-underline-style="none" officeooo:rsid="0269cb7a" style:font-size-asian="10pt" style:font-size-complex="10pt"/>
    </style:style>
    <style:style style:name="MT6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1">Desarrollo cliente/servidor</text:span><text:span text:style-name="MT2"> – </text:span><text:span text:style-name="MT3">Actividades UD</text:span><text:span text:style-name="MT4">5</text:span><text:span text:style-name="MT5"> - SERVIDOR</text:span><text:span text:style-name="MT6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21H45M29S</meta:editing-duration>
    <meta:editing-cycles>605</meta:editing-cycles>
    <meta:generator>LibreOffice/7.0.1.2$Windows_X86_64 LibreOffice_project/7cbcfc562f6eb6708b5ff7d7397325de9e764452</meta:generator>
    <meta:initial-creator>Manuel Pérez Alfonso</meta:initial-creator>
    <dc:date>2023-11-05T19:38:02.877000000</dc:date>
    <meta:document-statistic meta:table-count="1" meta:image-count="1" meta:object-count="0" meta:page-count="1" meta:paragraph-count="104" meta:word-count="163" meta:character-count="860" meta:non-whitespace-character-count="557"/>
  </office:meta>
</office:document-meta>
</file>